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74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9.0673in"/>
    </style:style>
    <style:style style:name="co4" style:family="table-column">
      <style:table-column-properties fo:break-before="auto" style:column-width="0.7555in"/>
    </style:style>
    <style:style style:name="co5" style:family="table-column">
      <style:table-column-properties fo:break-before="auto" style:column-width="0.7772in"/>
    </style:style>
    <style:style style:name="co6" style:family="table-column">
      <style:table-column-properties fo:break-before="auto" style:column-width="0.5807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7992in"/>
    </style:style>
    <style:style style:name="co11" style:family="table-column">
      <style:table-column-properties fo:break-before="auto" style:column-width="0.5154in"/>
    </style:style>
    <style:style style:name="co12" style:family="table-column">
      <style:table-column-properties fo:break-before="auto" style:column-width="0.7445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3189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1.0173in"/>
    </style:style>
    <style:style style:name="co17" style:family="table-column">
      <style:table-column-properties fo:break-before="auto" style:column-width="0.3516in"/>
    </style:style>
    <style:style style:name="co18" style:family="table-column">
      <style:table-column-properties fo:break-before="auto" style:column-width="0.7008in"/>
    </style:style>
    <style:style style:name="co19" style:family="table-column">
      <style:table-column-properties fo:break-before="auto" style:column-width="0.5917in"/>
    </style:style>
    <style:style style:name="co20" style:family="table-column">
      <style:table-column-properties fo:break-before="auto" style:column-width="0.439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row table:style-name="ro1">
          <table:table-cell/>
          <table:table-cell office:value-type="string">
            <text:p>Name</text:p>
          </table:table-cell>
          <table:table-cell office:value-type="string">
            <text:p>Dialogue</text:p>
          </table:table-cell>
          <table:table-cell table:number-columns-repeated="25"/>
        </table:table-row>
        <table:table-row table:style-name="ro1">
          <table:table-cell table:formula="of:=[.A1]+1" office:value-type="float" office:value="1">
            <text:p>1</text:p>
          </table:table-cell>
          <table:table-cell office:value-type="string">
            <text:p>Prisoner</text:p>
          </table:table-cell>
          <table:table-cell office:value-type="string">
            <text:p>Hark, a fellow criminal! Someone to share the heavy burden of loneliness!</text:p>
          </table:table-cell>
          <table:table-cell table:number-columns-repeated="25"/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Player</text:p>
          </table:table-cell>
          <table:table-cell office:value-type="string">
            <text:p>Don't call me a criminal.</text:p>
          </table:table-cell>
          <table:table-cell table:number-columns-repeated="25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string">
            <text:p>Prisoner</text:p>
          </table:table-cell>
          <table:table-cell office:value-type="string">
            <text:p>My mistake, I mistook you for a some sort of no-gooder. Wearing a prison uniform will do that.</text:p>
          </table:table-cell>
          <table:table-cell table:number-columns-repeated="25"/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string">
            <text:p>Prisoner</text:p>
          </table:table-cell>
          <table:table-cell office:value-type="string">
            <text:p>Let me guess, assault with an unregistered fork?</text:p>
          </table:table-cell>
          <table:table-cell table:number-columns-repeated="25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string">
            <text:p>Player</text:p>
          </table:table-cell>
          <table:table-cell office:value-type="string">
            <text:p>I was framed for a murder I didn't do, by that bastard Theolandious.</text:p>
          </table:table-cell>
          <table:table-cell table:number-columns-repeated="25"/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Prisoner</text:p>
          </table:table-cell>
          <table:table-cell office:value-type="string">
            <text:p>This is how framing works. Well done.</text:p>
          </table:table-cell>
          <table:table-cell table:number-columns-repeated="25"/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string">
            <text:p>Player</text:p>
          </table:table-cell>
          <table:table-cell office:value-type="string">
            <text:p>Its fine, I'll just clear up this issue and go free.</text:p>
          </table:table-cell>
          <table:table-cell table:number-columns-repeated="25"/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Prisoner</text:p>
          </table:table-cell>
          <table:table-cell office:value-type="string">
            <text:p>Yes, people framed for murder by the military do often go free, I bow before your genius.</text:p>
          </table:table-cell>
          <table:table-cell table:number-columns-repeated="25"/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string">
            <text:p>Player</text:p>
          </table:table-cell>
          <table:table-cell office:value-type="string">
            <text:p>But...</text:p>
          </table:table-cell>
          <table:table-cell table:number-columns-repeated="25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Prisoner</text:p>
          </table:table-cell>
          <table:table-cell office:value-type="string">
            <text:p>Aw, is your cruel, totalitarian government being corrupt? If it makes you feel better, your set to be executed tomorrow Everyone here is.</text:p>
          </table:table-cell>
          <table:table-cell table:number-columns-repeated="25"/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string">
            <text:p>Player</text:p>
          </table:table-cell>
          <table:table-cell office:value-type="string">
            <text:p>What? How do you know.</text:p>
          </table:table-cell>
          <table:table-cell table:number-columns-repeated="25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string">
            <text:p>Prisoner</text:p>
          </table:table-cell>
          <table:table-cell office:value-type="string">
            <text:p>It's why I'm here. The Government had this charming idea of unveiling their new mech prototype mech for the execution.</text:p>
          </table:table-cell>
          <table:table-cell table:number-columns-repeated="25"/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string">
            <text:p>Prisoner</text:p>
          </table:table-cell>
          <table:table-cell office:value-type="string">
            <text:p><text:s/>Hope you enjoy death by 20mm explosive rounds. Where they lack in class, they have in showmen ship.</text:p>
          </table:table-cell>
          <table:table-cell table:number-columns-repeated="25"/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string">
            <text:p>Player</text:p>
          </table:table-cell>
          <table:table-cell office:value-type="string">
            <text:p>...</text:p>
          </table:table-cell>
          <table:table-cell table:number-columns-repeated="25"/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string">
            <text:p>Prisoner</text:p>
          </table:table-cell>
          <table:table-cell office:value-type="string">
            <text:p>Judging from your expressions, this is not ideal for you. For some reason, I agree. Which is why I don't intend to be the one getting shot at.</text:p>
          </table:table-cell>
          <table:table-cell table:number-columns-repeated="25"/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string">
            <text:p>Player</text:p>
          </table:table-cell>
          <table:table-cell office:value-type="string">
            <text:p>Sorry?</text:p>
          </table:table-cell>
          <table:table-cell table:number-columns-repeated="25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string">
            <text:p>Prisoner</text:p>
          </table:table-cell>
          <table:table-cell office:value-type="string">
            <text:p>I'm going to steal the mech, and escape!</text:p>
          </table:table-cell>
          <table:table-cell table:number-columns-repeated="25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string">
            <text:p>Player</text:p>
          </table:table-cell>
          <table:table-cell office:value-type="string">
            <text:p>How are you going to escape this cell, much less steal a new Mech?</text:p>
          </table:table-cell>
          <table:table-cell table:number-columns-repeated="25"/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string">
            <text:p>Prisoner</text:p>
          </table:table-cell>
          <table:table-cell office:value-type="string">
            <text:p>I got a guy on the inside. Well, outside... he can hack the doors. The plan is to sneak out, head to the police mech hanger, steal the mech, and bam! Freedom.</text:p>
          </table:table-cell>
          <table:table-cell table:number-columns-repeated="25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string">
            <text:p>Player</text:p>
          </table:table-cell>
          <table:table-cell office:value-type="string">
            <text:p>You need arms to pilot a mech.</text:p>
          </table:table-cell>
          <table:table-cell table:number-columns-repeated="25"/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string">
            <text:p>Prisoner</text:p>
          </table:table-cell>
          <table:table-cell office:value-type="string">
            <text:p>A keen observation. That will be useful, among your other skills.</text:p>
          </table:table-cell>
          <table:table-cell table:number-columns-repeated="25"/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string">
            <text:p>Player</text:p>
          </table:table-cell>
          <table:table-cell office:value-type="string">
            <text:p>You don't mean...</text:p>
          </table:table-cell>
          <table:table-cell table:number-columns-repeated="25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string">
            <text:p>Prisoner</text:p>
          </table:table-cell>
          <table:table-cell office:value-type="string">
            <text:p>What, you thought I was just saying my plan as small talk? I mean, whatever reason could I need the help of an infamous Class C Mech Rookie turned Traitor?</text:p>
          </table:table-cell>
          <table:table-cell table:number-columns-repeated="25"/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string">
            <text:p>Prisoner</text:p>
          </table:table-cell>
          <table:table-cell office:value-type="string">
            <text:p>Luckily I just so happened to be placed in a cell with you, unrelated to the hacker I told about.</text:p>
          </table:table-cell>
          <table:table-cell table:number-columns-repeated="25"/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string">
            <text:p>Player</text:p>
          </table:table-cell>
          <table:table-cell office:value-type="string">
            <text:p>And why would I help you?</text:p>
          </table:table-cell>
          <table:table-cell table:number-columns-repeated="25"/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string">
            <text:p>Prisoner</text:p>
          </table:table-cell>
          <table:table-cell office:value-type="string">
            <text:p>I thought we established this.</text:p>
          </table:table-cell>
          <table:table-cell table:number-columns-repeated="25"/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string">
            <text:p>Prisoner</text:p>
          </table:table-cell>
          <table:table-cell office:value-type="string">
            <text:p>You can come with me, escaping to get revenge on the government that sentenced you to death...</text:p>
          </table:table-cell>
          <table:table-cell table:number-columns-repeated="25"/>
        </table:table-row>
        <table:table-row table:style-name="ro1">
          <table:table-cell table:formula="of:=[.A28]+1" office:value-type="float" office:value="28">
            <text:p>28</text:p>
          </table:table-cell>
          <table:table-cell office:value-type="string">
            <text:p>Prisoner</text:p>
          </table:table-cell>
          <table:table-cell office:value-type="string">
            <text:p>Or! You can stay here, go to a TOTALLY real trial, and get executed. </text:p>
          </table:table-cell>
          <table:table-cell table:number-columns-repeated="25"/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string">
            <text:p>Prisoner</text:p>
          </table:table-cell>
          <table:table-cell office:value-type="string">
            <text:p>I will point out, I will also die in that situation so this is less of a choice than a "How many times do I have to kick you?”</text:p>
          </table:table-cell>
          <table:table-cell table:number-columns-repeated="25"/>
        </table:table-row>
        <table:table-row table:style-name="ro1">
          <table:table-cell table:formula="of:=[.A30]+1" office:value-type="float" office:value="30">
            <text:p>30</text:p>
          </table:table-cell>
          <table:table-cell office:value-type="string">
            <text:p>Player</text:p>
          </table:table-cell>
          <table:table-cell office:value-type="string">
            <text:p>I guess this is better than execution...</text:p>
          </table:table-cell>
          <table:table-cell table:number-columns-repeated="25"/>
        </table:table-row>
        <table:table-row table:style-name="ro1">
          <table:table-cell table:formula="of:=[.A31]+1" office:value-type="float" office:value="31">
            <text:p>31</text:p>
          </table:table-cell>
          <table:table-cell office:value-type="string">
            <text:p>Prisoner</text:p>
          </table:table-cell>
          <table:table-cell office:value-type="string">
            <text:p>Well...not if we get caught. Then its torture AND execution.</text:p>
          </table:table-cell>
          <table:table-cell table:number-columns-repeated="25"/>
        </table:table-row>
        <table:table-row table:style-name="ro1">
          <table:table-cell table:formula="of:=[.A32]+1" office:value-type="float" office:value="32">
            <text:p>32</text:p>
          </table:table-cell>
          <table:table-cell office:value-type="string">
            <text:p>Player</text:p>
          </table:table-cell>
          <table:table-cell office:value-type="string">
            <text:p>You suck at pitches. When do we leave?</text:p>
          </table:table-cell>
          <table:table-cell table:number-columns-repeated="25"/>
        </table:table-row>
        <table:table-row table:style-name="ro1">
          <table:table-cell table:formula="of:=[.A33]+1" office:value-type="float" office:value="33">
            <text:p>33</text:p>
          </table:table-cell>
          <table:table-cell office:value-type="string">
            <text:p>Prisoner</text:p>
          </table:table-cell>
          <table:table-cell office:value-type="string">
            <text:p>Well, the door isn't getting any less unlocked, so...now.</text:p>
          </table:table-cell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8/22/2017</text:date>, <text:time>20:0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8-22T20:04:57.29</dc:date>
    <meta:editing-duration>PT19M12S</meta:editing-duration>
    <meta:editing-cycles>5</meta:editing-cycles>
    <meta:document-statistic meta:table-count="1" meta:cell-count="102" meta:object-count="0"/>
  </office:meta>
</office:document-meta>
</file>